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0.905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0.476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0.344cm"/>
    </style:style>
    <style:style style:name="co14" style:family="table-column">
      <style:table-column-properties fo:break-before="auto" style:column-width="2.011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1.589cm"/>
    </style:style>
    <style:style style:name="co18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2">
            <text:p>2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5">
            <text:p>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2"/>
          <table:table-cell table:style-name="ce15" table:number-columns-repeated="2"/>
          <table:table-cell table:style-name="ce10" table:number-columns-repeated="2"/>
          <table:table-cell table:style-name="ce15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7">
            <text:p>7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0.5">
            <text:p>0,5</text:p>
          </table:table-cell>
          <table:table-cell table:style-name="ce12" table:formula="of:=SUM([.X4:.X5])" office:value-type="float" office:value="0">
            <text:p>0</text:p>
          </table:table-cell>
          <table:table-cell table:style-name="ce12" table:formula="of:=SUM([.Y4:.Y5])" office:value-type="float" office:value="0">
            <text:p>0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0">
            <text:p>0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2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0" table:default-cell-style-name="ce1"/>
        <table:table-column table:style-name="co13" table:number-columns-repeated="3" table:default-cell-style-name="ce1"/>
        <table:table-column table:style-name="co14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6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7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16/02/2016</text:date>, <text:time>14:51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2-16T14:51:59.45</dc:date>
    <meta:editing-cycles>41</meta:editing-cycles>
    <meta:editing-duration>PT00H21M54S</meta:editing-duration>
    <meta:document-statistic meta:table-count="5" meta:cell-count="351" meta:object-count="0"/>
  </office:meta>
</office:document-meta>
</file>